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-GUI Sprachen und Tools</text:p>
      <text:list text:style-name="L1">
        <text:list-item>
          <text:p text:style-name="P2">XUL (Mozilla)</text:p>
          <text:list>
            <text:list-item>
              <text:p text:style-name="P2">Firefox, Thunderbird, Sunbird ...</text:p>
            </text:list-item>
            <text:list-item>
              <text:p text:style-name="P2">opensource</text:p>
            </text:list-item>
            <text:list-item>
              <text:p text:style-name="P2">Tutorial: http://www.xulplanet.com/</text:p>
            </text:list-item>
            <text:list-item>
              <text:p text:style-name="P2">url: http://www.mozilla.org/projects/xul/</text:p>
            </text:list-item>
          </text:list>
        </text:list-item>
        <text:list-item>
          <text:p text:style-name="P2">XAML (Microsoft)</text:p>
          <text:list>
            <text:list-item>
              <text:p text:style-name="P2">Windows Presentation Foundation (ersetzt GDI/GDI+)</text:p>
            </text:list-item>
            <text:list-item>
              <text:p text:style-name="P2">Ein Grundpfeiler der .NET 3.0 API (Windows Vista)</text:p>
            </text:list-item>
            <text:list-item>
              <text:p text:style-name="P2">Soll mittels „<text:span text:style-name="T1">Silverlight “ (ex WPFE) auch auf anderen Systemen verfügbar gemacht werden. -&gt; Nur teilweise Plattformunabhängig</text:span></text:p>
            </text:list-item>
            <text:list-item>
              <text:p text:style-name="P11">Weiterentwicklung liegt bei Microsoft</text:p>
            </text:list-item>
            <text:list-item>
              <text:p text:style-name="P11">fördert WVG und schwächt somit den von W3C empfohlenen Standard SVG</text:p>
            </text:list-item>
            <text:list-item>
              <text:p text:style-name="P2"><text:span text:style-name="T1">Werkzeuge: Microsoft Expression Blend, Microsoft XAMLPad, </text:span><text:span text:style-name="T2">Xamlon </text:span></text:p>
            </text:list-item>
          </text:list>
        </text:list-item>
        <text:list-item>
          <text:p text:style-name="P2">XForms (W3C)</text:p>
          <text:list>
            <text:list-item>
              <text:p text:style-name="P2">beschränkt auf das Web</text:p>
            </text:list-item>
            <text:list-item>
              <text:p text:style-name="P2">bis Heute wenig unterstützung</text:p>
            </text:list-item>
            <text:list-item>
              <text:p text:style-name="P2">Werkzeuge: Mozilla Gecko (Rendering Engine)</text:p>
            </text:list-item>
            <text:list-item>
              <text:p text:style-name="P2">opensource</text:p>
            </text:list-item>
            <text:list-item>
              <text:p text:style-name="P2">url: http://www.w3.org/MarkUp/Forms/</text:p>
            </text:list-item>
          </text:list>
        </text:list-item>
        <text:list-item>
          <text:p text:style-name="P2">Beryl XML GUI library</text:p>
          <text:list>
            <text:list-item>
              <text:p text:style-name="P2">XML basierendes Swing GUI Framework incl. Visual Editor</text:p>
            </text:list-item>
            <text:list-item>
              <text:p text:style-name="P2">opensource</text:p>
            </text:list-item>
            <text:list-item>
              <text:p text:style-name="P2">http://xmlgui.tigris.org/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3T19:38:25</meta:creation-date>
    <dc:date>2007-05-04T13:14:56</dc:date>
    <dc:language>en-US</dc:language>
    <meta:editing-cycles>14</meta:editing-cycles>
    <meta:editing-duration>PT4H46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09" meta:character-count="831"/>
  </office:meta>
</office:document-meta>
</file>